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tyle="normal" officeooo:rsid="000d8a59" officeooo:paragraph-rsid="000d41ac" style:font-style-asian="normal" style:font-style-complex="normal"/>
    </style:style>
    <style:style style:name="P2" style:family="paragraph" style:parent-style-name="Standard">
      <style:text-properties fo:color="#ffffff" style:font-name="DejaVu Sans Mono" fo:font-size="16pt" officeooo:rsid="000d41ac" officeooo:paragraph-rsid="000d41ac" fo:background-color="#000000" style:font-size-asian="16pt" style:font-size-complex="16pt"/>
    </style:style>
    <style:style style:name="P3" style:family="paragraph" style:parent-style-name="Standard">
      <style:text-properties fo:color="#ffffff" style:font-name="DejaVu Sans Mono" fo:font-size="14pt" fo:font-style="normal" officeooo:rsid="000d8a59" officeooo:paragraph-rsid="000d8a59" fo:background-color="#000000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tyle="italic" officeooo:rsid="000d41ac" officeooo:paragraph-rsid="000d41ac" style:font-style-asian="italic" style:font-style-complex="italic"/>
    </style:style>
    <style:style style:name="P5" style:family="paragraph" style:parent-style-name="Standard">
      <style:text-properties style:font-name="DejaVu Sans Mono" fo:font-style="normal" officeooo:rsid="0018d43f" officeooo:paragraph-rsid="0018d43f" style:font-style-asian="normal" style:font-style-complex="normal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eeeeee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10" style:family="paragraph">
      <loext:graphic-properties draw:fill-color="#dddddd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12" style:family="paragraph">
      <loext:graphic-properties draw:fill-color="#dddddd"/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style:style style:name="T2" style:family="text">
      <style:text-properties officeooo:rsid="00167369"/>
    </style:style>
    <style:style style:name="T3" style:family="text">
      <style:text-properties officeooo:rsid="0018d43f"/>
    </style:style>
    <style:style style:name="T4" style:family="text">
      <style:text-properties officeooo:rsid="001a83c6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svg:stroke-color="#000000" draw:fill-color="#eeeeee" draw:textarea-horizontal-align="justify" draw:textarea-vertical-align="top" draw:auto-grow-height="false" fo:min-height="4.6689in" fo:min-width="7.0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1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dddddd" draw:textarea-horizontal-align="justify" draw:textarea-vertical-align="top" draw:auto-grow-height="false" fo:min-height="1.1098in" fo:min-width="6.3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dddddd" draw:textarea-horizontal-align="justify" draw:textarea-vertical-align="top" draw:auto-grow-height="false" fo:min-height="2.4689in" fo:min-width="2.5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dddddd" draw:textarea-horizontal-align="justify" draw:textarea-vertical-align="top" draw:auto-grow-height="false" fo:min-height="2.5646in" fo:min-width="1.5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­</text:span>FANCLUB MARK II <text:span text:style-name="T3">SLAVE SPECIFICATION</text:span> <text:s text:c="34"/></text:p>
      <text:p text:style-name="P4">Revised Jan.1<text:span text:style-name="T3">5</text:span><text:span text:style-name="T1">th</text:span> 2018</text:p>
      <text:p text:style-name="P1"/>
      <text:p text:style-name="P3"><text:span text:style-name="T3">MODULAR BREAKDOWN</text:span> <text:s text:c="64"/></text:p>
      <text:p text:style-name="P5"/>
      <text:p text:style-name="P5"><draw:custom-shape text:anchor-type="paragraph" draw:z-index="0" draw:name="Shape1" draw:style-name="gr1" draw:text-style-name="P7" svg:width="7.0358in" svg:height="4.6689in" svg:x="1.3516in" svg:y="1.1862in"><text:p text:style-name="P6"><text:span text:style-name="T5">FC MkII Slave</text:span></text:p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8" svg:x1="7.828in" svg:y1="4.8417in" svg:x2="9.4197in" svg:y2="4.8417in"><text:p/></draw:line><draw:custom-shape text:anchor-type="paragraph" draw:z-index="2" draw:name="Shape1" draw:style-name="gr3" draw:text-style-name="P10" svg:width="6.3134in" svg:height="1.1098in" svg:x="1.9102in" svg:y="1.4957in"><text:p text:style-name="P9"><text:span text:style-name="T6">Status module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0" svg:width="2.5087in" svg:height="2.4689in" svg:x="5.4453in" svg:y="2.7874in"><text:p text:style-name="P9"><text:span text:style-name="T6">Communicator module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10" svg:width="1.515in" svg:height="2.565in" svg:x="1.8811in" svg:y="2.7209in"><text:p text:style-name="P9"><text:span text:style-name="T6">Chaser module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5" draw:text-style-name="P12" svg:width="1.515in" svg:height="2.565in" svg:x="3.6846in" svg:y="2.7307in"><text:p text:style-name="P11"><text:span text:style-name="T6">Processor module</text:span></text:p><draw:enhanced-geometry svg:viewBox="0 0 21600 21600" draw:type="rectangle" draw:enhanced-path="M 0 0 L 21600 0 21600 21600 0 21600 0 0 Z N"/></draw:custom-shape>- <text:span text:style-name="T4">Make Chaser fan control thread inste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0:40:37.158405969</meta:creation-date>
    <dc:date>2018-01-15T01:03:13.854142030</dc:date>
    <meta:editing-duration>PT29M4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8" meta:character-count="214" meta:non-whitespace-character-count="101"/>
  </office:meta>
</office:document-meta>
</file>